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1c1c1c" draw:marker-start-width="0.518cm" draw:marker-end-width="0.518cm" draw:fill="none" draw:opacity="50%" draw:opacity-name="" draw:textarea-horizontal-align="justify" draw:textarea-vertical-align="middle" draw:auto-grow-height="false" fo:min-height="8.936cm" fo:min-width="2.336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81d41a" draw:marker-start-width="0.518cm" draw:marker-end-width="0.518cm" draw:fill-color="#5983b0" draw:textarea-horizontal-align="justify" draw:textarea-vertical-align="middle" draw:auto-grow-height="false" fo:min-height="0.828cm" fo:min-width="0.57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draw:stroke="solid" svg:stroke-width="0.212cm" svg:stroke-color="#81d41a" draw:marker-start-width="0.517cm" draw:marker-end-width="0.517cm" draw:fill-color="#3465a4" draw:textarea-horizontal-align="justify" draw:textarea-vertical-align="middle" draw:auto-grow-height="false" fo:min-height="0.828cm" fo:min-width="0.578cm" fo:padding-top="0.23cm" fo:padding-bottom="0.23cm" fo:padding-left="0.355cm" fo:padding-right="0.355cm"/>
      <style:paragraph-properties style:writing-mode="lr-tb"/>
    </style:style>
    <style:style style:name="gr5" style:family="graphic" style:parent-style-name="standard">
      <style:graphic-properties svg:stroke-width="0.212cm" svg:stroke-color="#81d41a" draw:marker-start-width="0.518cm" draw:marker-end-width="0.518cm" draw:fill-color="#5983b0" draw:textarea-horizontal-align="justify" draw:textarea-vertical-align="middle" draw:auto-grow-height="false" fo:min-height="0.616cm" fo:min-width="0.366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draw:stroke="solid" svg:stroke-width="0.212cm" svg:stroke-color="#81d41a" draw:marker-start-width="0.517cm" draw:marker-end-width="0.517cm" draw:fill-color="#3465a4" draw:textarea-horizontal-align="justify" draw:textarea-vertical-align="middle" draw:auto-grow-height="false" fo:min-height="0.618cm" fo:min-width="0.368cm" fo:padding-top="0.23cm" fo:padding-bottom="0.23cm" fo:padding-left="0.355cm" fo:padding-right="0.355cm"/>
      <style:paragraph-properties style:writing-mode="lr-tb"/>
    </style:style>
    <style:style style:name="gr7" style:family="graphic" style:parent-style-name="standard">
      <style:graphic-properties draw:stroke="solid" svg:stroke-width="0.212cm" svg:stroke-color="#1c1c1c" draw:marker-start-width="0.518cm" draw:marker-end-width="0.518cm" draw:fill="none" draw:opacity="50%" draw:opacity-name="" draw:textarea-horizontal-align="justify" draw:textarea-vertical-align="middle" draw:auto-grow-height="false" fo:min-height="2.078cm" fo:min-width="1.828cm" fo:padding-top="0.231cm" fo:padding-bottom="0.231cm" fo:padding-left="0.356cm" fo:padding-right="0.356cm"/>
    </style:style>
    <style:style style:name="gr8" style:family="graphic" style:parent-style-name="standard">
      <style:graphic-properties draw:stroke="solid" svg:stroke-width="0.212cm" svg:stroke-color="#1c1c1c" draw:marker-start-width="0.518cm" draw:marker-end-width="0.518cm" draw:fill="none" draw:opacity="50%" draw:opacity-name="" draw:textarea-horizontal-align="justify" draw:textarea-vertical-align="middle" draw:auto-grow-height="false" fo:min-height="5.634cm" fo:min-width="1.828cm" fo:padding-top="0.231cm" fo:padding-bottom="0.231cm" fo:padding-left="0.356cm" fo:padding-right="0.356cm"/>
    </style:style>
    <style:style style:name="gr9" style:family="graphic" style:parent-style-name="standard">
      <style:graphic-properties draw:stroke="solid" svg:stroke-width="0.212cm" svg:stroke-color="#ffff6d" draw:marker-start-width="0.517cm" draw:marker-end-width="0.517cm" draw:fill-color="#3465a4" draw:textarea-horizontal-align="justify" draw:textarea-vertical-align="middle" draw:auto-grow-height="false" fo:min-height="0.618cm" fo:min-width="0.368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draw:stroke="solid" svg:stroke-width="0.212cm" svg:stroke-color="#ff8000" draw:marker-start-width="0.517cm" draw:marker-end-width="0.517cm" draw:fill-color="#3465a4" draw:textarea-horizontal-align="justify" draw:textarea-vertical-align="middle" draw:auto-grow-height="false" fo:min-height="0.618cm" fo:min-width="0.368cm" fo:padding-top="0.23cm" fo:padding-bottom="0.23cm" fo:padding-left="0.355cm" fo:padding-right="0.355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212cm" svg:stroke-color="#ffff6d" draw:marker-start-width="0.517cm" draw:marker-end-width="0.517cm" draw:fill-color="#3465a4" draw:textarea-horizontal-align="justify" draw:textarea-vertical-align="middle" draw:auto-grow-height="false" fo:min-height="2.594cm" fo:min-width="5.398cm" fo:padding-top="0.23cm" fo:padding-bottom="0.23cm" fo:padding-left="0.355cm" fo:padding-right="0.355cm"/>
      <style:paragraph-properties style:writing-mode="lr-tb"/>
    </style:style>
    <style:style style:name="gr15" style:family="graphic" style:parent-style-name="objectwithoutfill">
      <style:graphic-properties draw:stroke="solid"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1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1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9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1-notes">
      <style:graphic-properties draw:fill-color="#ffffff" fo:min-height="13.364cm"/>
      <style:paragraph-properties style:writing-mode="lr-tb"/>
    </style:style>
    <style:style style:name="pr6" style:family="presentation" style:parent-style-name="Classy_5f_Red1-title">
      <style:graphic-properties draw:auto-grow-height="true" fo:min-height="2.629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loext:graphic-properties draw:fill-color="#3465a4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="solid" draw:fill-color="#c7243a"/>
      <style:paragraph-properties fo:text-align="center"/>
    </style:style>
    <style:style style:name="P11" style:family="paragraph">
      <loext:graphic-properties draw:fill="solid" draw:fill-color="#edad0b"/>
      <style:paragraph-properties fo:text-align="center"/>
    </style:style>
    <style:style style:name="P12" style:family="paragraph">
      <loext:graphic-properties draw:fill="solid" draw:fill-color="#009f8c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placeholder="true" presentation:user-transformed="true">
          <draw:text-box/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2" draw:text-style-name="P2" draw:layer="layout" svg:width="3.048cm" svg:height="9.398cm" svg:x="2.54cm" svg:y="3.04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draw:layer="layout" svg:width="1.524cm" svg:height="1.524cm" svg:x="3.302cm" svg:y="3.556cm">
          <text:p text:style-name="P3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24cm" svg:height="1.524cm" svg:x="3.302cm" svg:y="7.112cm">
          <text:p text:style-name="P3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24cm" svg:height="1.524cm" svg:x="3.302cm" svg:y="10.414cm">
          <text:p text:style-name="P3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048cm" svg:height="9.398cm" svg:x="2.541cm" svg:y="3.04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4" draw:layer="layout" svg:width="1.524cm" svg:height="1.524cm" svg:x="3.303cm" svg:y="3.557cm">
          <text:p text:style-name="P3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24cm" svg:height="1.524cm" svg:x="3.303cm" svg:y="7.112cm">
          <text:p text:style-name="P3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24cm" svg:height="1.524cm" svg:x="3.303cm" svg:y="10.415cm">
          <text:p text:style-name="P3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54cm" svg:height="2.54cm" svg:x="12.192cm" svg:y="6.3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2" draw:layer="layout" svg:width="2.54cm" svg:height="6.096cm" svg:x="7.874cm" svg:y="4.826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5" draw:layer="layout" svg:width="1.524cm" svg:height="1.524cm" svg:x="8.382cm" svg:y="5.334cm">
          <text:p text:style-name="P3">h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524cm" svg:height="1.524cm" svg:x="12.7cm" svg:y="6.858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524cm" svg:height="1.524cm" svg:x="8.382cm" svg:y="8.382cm">
          <text:p text:style-name="P3">h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4.827cm" svg:y1="4.572cm" svg:x2="8.636cm" svg:y2="5.588cm">
          <text:p/>
        </draw:line>
        <draw:line draw:style-name="gr11" draw:text-style-name="P6" draw:layer="layout" svg:x1="4.827cm" svg:y1="7.874cm" svg:x2="8.382cm" svg:y2="6.096cm">
          <text:p/>
        </draw:line>
        <draw:line draw:style-name="gr11" draw:text-style-name="P6" draw:layer="layout" svg:x1="4.827cm" svg:y1="11.176cm" svg:x2="8.636cm" svg:y2="6.604cm">
          <text:p/>
        </draw:line>
        <draw:line draw:style-name="gr11" draw:text-style-name="P6" draw:layer="layout" svg:x1="4.572cm" svg:y1="4.826cm" svg:x2="8.636cm" svg:y2="8.636cm">
          <text:p/>
        </draw:line>
        <draw:line draw:style-name="gr11" draw:text-style-name="P6" draw:layer="layout" svg:x1="4.572cm" svg:y1="8.382cm" svg:x2="8.636cm" svg:y2="9.144cm">
          <text:p/>
        </draw:line>
        <draw:line draw:style-name="gr11" draw:text-style-name="P6" draw:layer="layout" svg:x1="4.572cm" svg:y1="11.684cm" svg:x2="8.636cm" svg:y2="9.652cm">
          <text:p/>
        </draw:line>
        <draw:line draw:style-name="gr11" draw:text-style-name="P6" draw:layer="layout" svg:x1="9.906cm" svg:y1="6.096cm" svg:x2="13.208cm" svg:y2="7.112cm">
          <text:p/>
        </draw:line>
        <draw:line draw:style-name="gr11" draw:text-style-name="P6" draw:layer="layout" svg:x1="9.906cm" svg:y1="9.144cm" svg:x2="13.208cm" svg:y2="8.128cm">
          <text:p/>
        </draw:line>
        <draw:line draw:style-name="gr11" draw:text-style-name="P6" draw:layer="layout" svg:x1="14.224cm" svg:y1="7.62cm" svg:x2="18.796cm" svg:y2="7.62cm">
          <text:p/>
        </draw:line>
        <draw:frame draw:style-name="gr12" draw:text-style-name="P7" draw:layer="layout" svg:width="3.556cm" svg:height="1.216cm" svg:x="2.54cm" svg:y="12.954cm">
          <draw:text-box>
            <text:p><text:span text:style-name="T1">Input later</text:span></text:p>
          </draw:text-box>
        </draw:frame>
        <draw:frame draw:style-name="gr13" draw:text-style-name="P7" draw:layer="layout" svg:width="4.054cm" svg:height="0.962cm" svg:x="7.376cm" svg:y="11.23cm">
          <draw:text-box>
            <text:p><text:span text:style-name="T1">Hidden layer</text:span></text:p>
          </draw:text-box>
        </draw:frame>
        <draw:frame draw:style-name="gr13" draw:text-style-name="P7" draw:layer="layout" svg:width="3.956cm" svg:height="0.962cm" svg:x="11.938cm" svg:y="9.198cm">
          <draw:text-box>
            <text:p><text:span text:style-name="T1">Output l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6" draw:text-style-name="P5" draw:layer="layout" svg:width="1.524cm" svg:height="1.524cm" svg:x="3.304cm" svg:y="12.448cm">
          <text:p text:style-name="P3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24cm" svg:height="1.524cm" svg:x="3.302cm" svg:y="6.858cm">
          <text:p text:style-name="P3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24cm" svg:height="1.524cm" svg:x="3.302cm" svg:y="2.032cm">
          <text:p text:style-name="P3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8.636cm" svg:height="4.318cm" svg:x="11.43cm" svg:y="5.334cm">
          <text:p text:style-name="P8"><text:span text:style-name="T2">∑</text:span><text:span text:style-name="T2"> <text:s/></text:span><text:span text:style-name="T2"><text:s text:c="2"/></text:span><text:span text:style-name="T2"><text:s text:c="2"/></text:span><text:span text:style-name="T2"/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5.748cm" svg:y1="5.334cm" svg:x2="15.748cm" svg:y2="9.652cm">
          <text:p/>
        </draw:line>
        <draw:line draw:style-name="gr11" draw:text-style-name="P6" draw:layer="layout" svg:x1="4.826cm" svg:y1="2.794cm" svg:x2="12.954cm" svg:y2="6.096cm">
          <text:p/>
        </draw:line>
        <draw:line draw:style-name="gr11" draw:text-style-name="P6" draw:layer="layout" svg:x1="4.826cm" svg:y1="7.62cm" svg:x2="11.684cm" svg:y2="7.62cm">
          <text:p/>
        </draw:line>
        <draw:line draw:style-name="gr11" draw:text-style-name="P6" draw:layer="layout" svg:x1="4.828cm" svg:y1="13.208cm" svg:x2="12.954cm" svg:y2="8.89cm">
          <text:p/>
        </draw:line>
        <draw:line draw:style-name="gr11" draw:text-style-name="P6" draw:layer="layout" svg:x1="20.066cm" svg:y1="7.366cm" svg:x2="26.67cm" svg:y2="7.36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16" draw:text-style-name="P10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11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9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8:08:39.999180759</meta:creation-date>
    <meta:editing-duration>PT3H37M19S</meta:editing-duration>
    <meta:editing-cycles>3</meta:editing-cycles>
    <meta:generator>LibreOffice/6.4.5.2$Linux_X86_64 LibreOffice_project/40$Build-2</meta:generator>
    <dc:title>Classy Red</dc:title>
    <dc:date>2020-09-03T22:19:15.111747711</dc:date>
    <meta:document-statistic meta:object-count="93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